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3.38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2.198in"/>
    </style:style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ce6"/>
        <table:table-column table:style-name="co7" table:number-columns-repeated="10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trait</text:p>
          </table:table-cell>
          <table:table-cell/>
          <table:table-cell table:style-name="ce4" office:value-type="string" calcext:value-type="string">
            <text:p>icd10_disease_level1</text:p>
          </table:table-cell>
          <table:table-cell table:style-name="ce4" office:value-type="string" calcext:value-type="string">
            <text:p>icd10_code_level1</text:p>
          </table:table-cell>
          <table:table-cell office:value-type="string" calcext:value-type="string">
            <text:p>count</text:p>
          </table:table-cell>
          <table:table-cell table:style-name="ce4" office:value-type="string" calcext:value-type="string">
            <text:p>icd10_disease_level2</text:p>
          </table:table-cell>
          <table:table-cell table:style-name="ce4" office:value-type="string" calcext:value-type="string">
            <text:p>icd10_code_level2</text:p>
          </table:table-cell>
          <table:table-cell office:value-type="string" calcext:value-type="string">
            <text:p>class3</text:p>
          </table:table-cell>
          <table:table-cell table:style-name="ce4" office:value-type="string" calcext:value-type="string">
            <text:p>class_pleiotrop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39];[.F2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DH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39];[.F3])" office:value-type="float" office:value="3" calcext:value-type="float">
            <text:p>3</text:p>
          </table:table-cell>
          <table:table-cell table:style-name="ce6" office:value-type="string" calcext:value-type="string">
            <text:p>Allergy, unspecified</text:p>
          </table:table-cell>
          <table:table-cell table:style-name="ce6" office:value-type="string" calcext:value-type="string">
            <text:p>T78.4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39];[.F4])" office:value-type="float" office:value="9" calcext:value-type="float">
            <text:p>9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Allergy, unspecified</text:p>
          </table:table-cell>
          <table:table-cell office:value-type="string" calcext:value-type="string">
            <text:p>Allerg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39];[.F5])" office:value-type="float" office:value="4" calcext:value-type="float">
            <text:p>4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Alzheimer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39];[.F6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39];[.F7])" office:value-type="float" office:value="4" calcext:value-type="float">
            <text:p>4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Anae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39];[.F8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norexia nervos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39];[.F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Anus and rect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39];[.F10])" office:value-type="float" office:value="2" calcext:value-type="float">
            <text:p>2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Anxiety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39];[.F11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39];[.F12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office:value-type="string" calcext:value-type="string">
            <text:p>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39];[.F1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Astigma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39];[.F14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Atrial fibrillation and flut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39];[.F15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Autism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39];[.F16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39];[.F17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39];[.F18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39];[.F19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39];[.F20])" office:value-type="float" office:value="4" calcext:value-type="float">
            <text:p>4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Bipolar affect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39];[.F21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Bladder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39];[.F22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6" office:value-type="string" calcext:value-type="string">
            <text:p>R06</text:p>
          </table:table-cell>
          <table:table-cell office:value-type="string" calcext:value-type="string">
            <text:p>Breathing abnormalities</text:p>
          </table:table-cell>
          <table:table-cell table:style-name="Default" office:value-type="string" calcext:value-type="string">
            <text:p>Breathing abnormalit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39];[.F23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Calculus of kidney and uret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39];[.F24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39];[.F25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eas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39];[.F2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 of bronchus and lu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9</text:p>
          </table:table-cell>
          <table:table-cell table:formula="of:=COUNTIF([.B$2:.B$9739];[.F27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lymphoid or haematopoietic or related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39];[.F28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 of ski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39];[.F2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olorec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39];[.F30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Digestiv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39];[.F31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Fe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39];[.F32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ale genital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39];[.F33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Ovarian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39];[.F34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Prostate canc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39];[.F3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ardiac arrhythm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39];[.F36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style-name="ce5" office:value-type="string" calcext:value-type="string">
            <text:p>Cellulitis</text:p>
          </table:table-cell>
          <table:table-cell table:style-name="ce5" office:value-type="string" calcext:value-type="string">
            <text:p>L03</text:p>
          </table:table-cell>
          <table:table-cell table:formula="of:=COUNTIF([.B$2:.B$9739];[.F37])" office:value-type="float" office:value="3" calcext:value-type="float">
            <text:p>3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5" office:value-type="string" calcext:value-type="string">
            <text:p>Cellu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39];[.F38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Cerebrovascular diseas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39];[.F39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holelith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39];[.F40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Chronic kidne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39];[.F41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Chronic obstructive pulmonary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style-name="ce5" office:value-type="string" calcext:value-type="string">
            <text:p>Acute myocardial infarction</text:p>
          </table:table-cell>
          <table:table-cell table:style-name="ce5" office:value-type="string" calcext:value-type="string">
            <text:p>I21</text:p>
          </table:table-cell>
          <table:table-cell table:formula="of:=COUNTIF([.B$2:.B$9739];[.F4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39];[.F43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39];[.F44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39];[.F45])" office:value-type="float" office:value="2" calcext:value-type="float">
            <text:p>2</text:p>
          </table:table-cell>
          <table:table-cell office:value-type="string" calcext:value-type="string">
            <text:p>Blood dis.</text:p>
          </table:table-cell>
          <table:table-cell office:value-type="string" calcext:value-type="string">
            <text:p>D50-D89</text:p>
          </table:table-cell>
          <table:table-cell office:value-type="string" calcext:value-type="string">
            <text:p>Blood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39];[.F46])" office:value-type="float" office:value="7" calcext:value-type="float">
            <text:p>7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39];[.F4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39];[.F48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39];[.F4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Circulatory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39];[.F50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Coeliac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39];[.F5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l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.0</text:p>
          </table:table-cell>
          <table:table-cell table:formula="of:=COUNTIF([.B$2:.B$9739];[.F5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Constipa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39];[.F53])" office:value-type="float" office:value="2" calcext:value-type="float">
            <text:p>2</text:p>
          </table:table-cell>
          <table:table-cell table:style-name="ce6" office:value-type="string" calcext:value-type="string">
            <text:p>Cough</text:p>
          </table:table-cell>
          <table:table-cell table:style-name="ce6" office:value-type="string" calcext:value-type="string">
            <text:p>R05</text:p>
          </table:table-cell>
          <table:table-cell table:style-name="ce6"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39];[.F54])" office:value-type="float" office:value="6" calcext:value-type="float">
            <text:p>6</text:p>
          </table:table-cell>
          <table:table-cell table:style-name="ce6" office:value-type="string" calcext:value-type="string">
            <text:p>COVID-19, virus identified</text:p>
          </table:table-cell>
          <table:table-cell table:style-name="ce6" office:value-type="string" calcext:value-type="string">
            <text:p>U07.1</text:p>
          </table:table-cell>
          <table:table-cell table:style-name="ce6" office:value-type="string" calcext:value-type="string">
            <text:p>COVID-19, virus identified</text:p>
          </table:table-cell>
          <table:table-cell office:value-type="string" calcext:value-type="string">
            <text:p>COVID-19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39];[.F55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Cox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39];[.F56])" office:value-type="float" office:value="20" calcext:value-type="float">
            <text:p>20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Depressive episod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39];[.F57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Dermatitis and ecze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39];[.F5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Diabetes mellitus type 1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39];[.F5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 type 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39];[.F6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table:style-name="Default" office:value-type="string" calcext:value-type="string">
            <text:p>Diabetes mellitu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39];[.F61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gestive sys.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39];[.F6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iverticular dis.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39];[.F6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Dorsalg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39];[.F6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Dyspep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39];[.F65])" office:value-type="float" office:value="8" calcext:value-type="float">
            <text:p>8</text:p>
          </table:table-cell>
          <table:table-cell table:style-name="ce6" office:value-type="string" calcext:value-type="string">
            <text:p>Ear and mastoid process dis.</text:p>
          </table:table-cell>
          <table:table-cell table:style-name="ce6" office:value-type="string" calcext:value-type="string">
            <text:p>H60-H95 (VIII)</text:p>
          </table:table-cell>
          <table:table-cell table:style-name="ce6" office:value-type="string" calcext:value-type="string">
            <text:p>Ear and mastoid process dis.</text:p>
          </table:table-cell>
          <table:table-cell office:value-type="string" calcext:value-type="string">
            <text:p>Ear and mastoid proces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39];[.F66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Emphysema/chronic bronch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39];[.F67])" office:value-type="float" office:value="8" calcext:value-type="float">
            <text:p>8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Eye and adnexa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39];[.F68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Female genital prolap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39];[.F69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Follicular cyst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39];[.F70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Gallbladder or biliary tract or pancrea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Blood dis.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39];[.F71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 / duoden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39];[.F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39];[.F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table:style-name="Default" office:value-type="string" calcext:value-type="string">
            <text:p>Gastro-oesophageal reflux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39];[.F74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table:style-name="Default" office:value-type="string" calcext:value-type="string">
            <text:p>Genitourina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39];[.F75])" office:value-type="float" office:value="3" calcext:value-type="float">
            <text:p>3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Glaucom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39];[.F76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Gonarthr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39];[.F77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Gou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39];[.F78])" office:value-type="float" office:value="1" calcext:value-type="float">
            <text:p>1</text:p>
          </table:table-cell>
          <table:table-cell table:style-name="ce6" office:value-type="string" calcext:value-type="string">
            <text:p>Haematuria</text:p>
          </table:table-cell>
          <table:table-cell table:style-name="ce6" office:value-type="string" calcext:value-type="string">
            <text:p>R31</text:p>
          </table:table-cell>
          <table:table-cell table:style-name="ce6" office:value-type="string" calcext:value-type="string">
            <text:p>Haematuria</text:p>
          </table:table-cell>
          <table:table-cell office:value-type="string" calcext:value-type="string">
            <text:p>Haematur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39];[.F79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Haemorrhoid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39];[.F80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39];[.F8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table:style-name="Default" office:value-type="string" calcext:value-type="string">
            <text:p>Hypermetr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39];[.F82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office:value-type="string" calcext:value-type="string">
            <text:p>Circulatory system dis.</text:p>
          </table:table-cell>
          <table:table-cell table:style-name="Default" office:value-type="string" calcext:value-type="string">
            <text:p>Hypertens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39];[.F83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flammatory polyarthr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39];[.F8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Internal derangement of kne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39];[.F8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Joint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39];[.F86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39];[.F87])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Longevity</text:p>
          </table:table-cell>
          <table:table-cell office:value-type="string" calcext:value-type="string">
            <text:p>Longev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39];[.F88])" office:value-type="float" office:value="3" calcext:value-type="float">
            <text:p>3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Mental and behaviour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39];[.F89])" office:value-type="float" office:value="3" calcext:value-type="float">
            <text:p>3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Motor neur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39];[.F90])" office:value-type="float" office:value="6" calcext:value-type="float">
            <text:p>6</text:p>
          </table:table-cell>
          <table:table-cell table:style-name="ce6" office:value-type="string" calcext:value-type="string">
            <text:p>Mouth breathing</text:p>
          </table:table-cell>
          <table:table-cell table:style-name="ce6" office:value-type="string" calcext:value-type="string">
            <text:p>R06.5</text:p>
          </table:table-cell>
          <table:table-cell table:style-name="ce6" office:value-type="string" calcext:value-type="string">
            <text:p>Mouth breathing</text:p>
          </table:table-cell>
          <table:table-cell office:value-type="string" calcext:value-type="string">
            <text:p>Mouth breathing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39];[.F91])" office:value-type="float" office:value="5" calcext:value-type="float">
            <text:p>5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Autoimmune dis.</text:p>
          </table:table-cell>
          <table:table-cell table:style-name="Default" office:value-type="string" calcext:value-type="string">
            <text:p>Autoimmun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formula="of:=COUNTIF([.B$2:.B$9739];[.F9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39];[.F93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M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39];[.F94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e or nerve root and plexus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39];[.F95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Nervous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39];[.F96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Obesity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39];[.F9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Obsessive-compulsive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39];[.F98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it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39];[.F99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esophagus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39];[.F10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Oovary noninflammatory disorders or Fallopian tube and broad ligamen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39];[.F10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39];[.F102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Other diseases of intestin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39];[.F103])" office:value-type="float" office:value="2" calcext:value-type="float">
            <text:p>2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Other diseases of upper respiratory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39];[.F104])" office:value-type="float" office:value="2" calcext:value-type="float">
            <text:p>2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Other disorders of skin and subcutaneous tissu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39];[.F105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intervertebral disk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39];[.F106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Other retinal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39];[.F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Other soft tissue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39];[.F108])" office:value-type="float" office:value="1" calcext:value-type="float">
            <text:p>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Parkinson diseas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39];[.F109])" office:value-type="float" office:value="7" calcext:value-type="float">
            <text:p>7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Pneumo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39];[.F11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olyp of female genital t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39];[.F111])" office:value-type="float" office:value="2" calcext:value-type="float">
            <text:p>2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Presbyop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39];[.F11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Prostate hyperplas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39];[.F113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Psoria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4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39];[.F115])" office:value-type="float" office:value="4" calcext:value-type="float">
            <text:p>4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Respiratory syste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39];[.F116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Retinal detachments and break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39];[.F117])" office:value-type="float" office:value="1" calcext:value-type="float">
            <text:p>1</text:p>
          </table:table-cell>
          <table:table-cell table:style-name="ce6" office:value-type="string" calcext:value-type="string">
            <text:p>Mental and behavioural disorders</text:p>
          </table:table-cell>
          <table:table-cell table:style-name="ce6" office:value-type="string" calcext:value-type="string">
            <text:p>F00-F99 (V)</text:p>
          </table:table-cell>
          <table:table-cell table:style-name="ce6" office:value-type="string" calcext:value-type="string">
            <text:p>Mental and behavioural disorders</text:p>
          </table:table-cell>
          <table:table-cell office:value-type="string" calcext:value-type="string">
            <text:p>Schizophrenia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39];[.F118])" office:value-type="float" office:value="1" calcext:value-type="float">
            <text:p>1</text:p>
          </table:table-cell>
          <table:table-cell table:style-name="ce6" office:value-type="string" calcext:value-type="string">
            <text:p>Eye and adnexa dis.</text:p>
          </table:table-cell>
          <table:table-cell table:style-name="ce6" office:value-type="string" calcext:value-type="string">
            <text:p>H00-H59 (VII)</text:p>
          </table:table-cell>
          <table:table-cell table:style-name="ce6" office:value-type="string" calcext:value-type="string">
            <text:p>Eye and adnexa dis.</text:p>
          </table:table-cell>
          <table:table-cell office:value-type="string" calcext:value-type="string">
            <text:p>Senile cataract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39];[.F119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Sep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39];[.F12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houlder lesion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39];[.F121])" office:value-type="float" office:value="1" calcext:value-type="float">
            <text:p>1</text:p>
          </table:table-cell>
          <table:table-cell table:style-name="ce6" office:value-type="string" calcext:value-type="string">
            <text:p>Sigmoid colon</text:p>
          </table:table-cell>
          <table:table-cell table:style-name="ce6" office:value-type="string" calcext:value-type="string">
            <text:p>D12.5</text:p>
          </table:table-cell>
          <table:table-cell table:style-name="ce6" office:value-type="string" calcext:value-type="string">
            <text:p>Sigmoid colon</text:p>
          </table:table-cell>
          <table:table-cell office:value-type="string" calcext:value-type="string">
            <text:p>Sigmoid col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39];[.F122])" office:value-type="float" office:value="1" calcext:value-type="float">
            <text:p>1</text:p>
          </table:table-cell>
          <table:table-cell table:style-name="ce6" office:value-type="string" calcext:value-type="string">
            <text:p>Skin and subcutaneous tissue dis.</text:p>
          </table:table-cell>
          <table:table-cell table:style-name="ce6" office:value-type="string" calcext:value-type="string">
            <text:p>L00-L99 (XIII)</text:p>
          </table:table-cell>
          <table:table-cell table:style-name="ce6" office:value-type="string" calcext:value-type="string">
            <text:p>Skin and subcutaneous tissue dis.</text:p>
          </table:table-cell>
          <table:table-cell office:value-type="string" calcext:value-type="string">
            <text:p>Skin and subcutaneous tissue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39];[.F123])" office:value-type="float" office:value="11" calcext:value-type="float">
            <text:p>11</text:p>
          </table:table-cell>
          <table:table-cell table:style-name="ce6" office:value-type="string" calcext:value-type="string">
            <text:p>Nervous system dis.</text:p>
          </table:table-cell>
          <table:table-cell table:style-name="ce6" office:value-type="string" calcext:value-type="string">
            <text:p>G00-G99 (VI)</text:p>
          </table:table-cell>
          <table:table-cell table:style-name="ce6" office:value-type="string" calcext:value-type="string">
            <text:p>Nervous system dis.</text:p>
          </table:table-cell>
          <table:table-cell office:value-type="string" calcext:value-type="string">
            <text:p>Sleep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39];[.F12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pathie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39];[.F12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pondylosi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39];[.F12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Stomach and duodenum dis.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39];[.F127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6" office:value-type="string" calcext:value-type="string">
            <text:p>M00-M99 (XIII)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Synovium and tendon disorders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39];[.F128])" office:value-type="float" office:value="1" calcext:value-type="float">
            <text:p>1</text:p>
          </table:table-cell>
          <table:table-cell table:style-name="ce6" office:value-type="string" calcext:value-type="string">
            <text:p>Respiratory system dis.</text:p>
          </table:table-cell>
          <table:table-cell table:style-name="ce6" office:value-type="string" calcext:value-type="string">
            <text:p>J00-J99 (X)</text:p>
          </table:table-cell>
          <table:table-cell table:style-name="ce6" office:value-type="string" calcext:value-type="string">
            <text:p>Respiratory system dis.</text:p>
          </table:table-cell>
          <table:table-cell office:value-type="string" calcext:value-type="string">
            <text:p>Unspecified acute lower respiratory infection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39];[.F12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ethral stricture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39];[.F130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Urinary system disorder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irculatory system dis.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.0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3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7"/>
          <table:table-cell table:style-name="ce15" table:number-columns-repeated="2"/>
          <table:table-cell table:number-columns-repeated="1009"/>
        </table:table-row>
        <table:table-row table:style-name="ro2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9"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2" table:number-rows-repeated="22">
          <table:table-cell table:style-name="Default" table:number-columns-repeated="5"/>
          <table:table-cell table:number-columns-repeated="1018"/>
        </table:table-row>
        <table:table-row table:style-name="ro2" table:number-rows-repeated="366">
          <table:table-cell table:style-name="Default" table:number-columns-repeated="4"/>
          <table:table-cell table:number-columns-repeated="1019"/>
        </table:table-row>
        <table:table-row table:style-name="ro2" table:number-rows-repeated="154">
          <table:table-cell table:style-name="ce5" table:number-columns-repeated="4"/>
          <table:table-cell table:number-columns-repeated="1019"/>
        </table:table-row>
        <table:table-row table:style-name="ro2" table:number-rows-repeated="104761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I$2"/>
        <table:named-range table:name="K50-K52" table:base-cell-address="$all.$C$274" table:cell-range-address="$all.$C$272"/>
        <table:named-range table:name="M15-M19" table:base-cell-address="$all.$B$324" table:cell-range-address="$all.$B$322"/>
      </table:named-expressions>
      <table:database-ranges>
        <table:database-range table:name="__Anonymous_Sheet_DB__0" table:target-range-address="all.F1:all.L1048576">
          <table:sort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12-18T10:38:22.079495933</dc:date>
    <meta:editing-duration>PT21H17M49S</meta:editing-duration>
    <meta:editing-cycles>652</meta:editing-cycles>
    <meta:generator>LibreOffice/7.3.7.2$Linux_X86_64 LibreOffice_project/30$Build-2</meta:generator>
    <meta:document-statistic meta:table-count="2" meta:cell-count="2658" meta:object-count="0"/>
  </office:meta>
</office:document-meta>
</file>